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0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ypress Test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2">
          <table:table-cell office:value-type="string" calcext:value-type="string">
            <text:p>Test 1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est 2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2">
          <table:table-cell office:value-type="string" calcext:value-type="string">
            <text:p>Test 3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est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5</text:p>
          </table:table-cell>
          <table:table-cell office:value-type="string" calcext:value-type="string">
            <text:p>Fai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0T16:14:28.872117937</meta:creation-date>
    <meta:generator>LibreOffice/7.4.3.2$Linux_X86_64 LibreOffice_project/40$Build-2</meta:generator>
    <dc:date>2023-09-23T09:50:01.569278978</dc:date>
    <meta:editing-duration>P1DT43M43S</meta:editing-duration>
    <meta:editing-cycles>10</meta:editing-cycles>
    <meta:document-statistic meta:table-count="1" meta:cell-count="11" meta:object-count="0"/>
  </office:meta>
</office:document-meta>
</file>